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9d1592" officeooo:paragraph-rsid="009d1592"/>
    </style:style>
    <style:style style:name="P2" style:family="paragraph" style:parent-style-name="Text_20_body">
      <style:text-properties fo:font-size="7pt" officeooo:rsid="00758099" officeooo:paragraph-rsid="00758099" style:font-size-asian="7pt" style:font-size-complex="7pt"/>
    </style:style>
    <style:style style:name="P3" style:family="paragraph" style:parent-style-name="Heading_20_2">
      <style:text-properties officeooo:rsid="009d1592" officeooo:paragraph-rsid="00c8949f"/>
    </style:style>
    <style:style style:name="T1" style:family="text">
      <style:text-properties officeooo:rsid="00cc9772"/>
    </style:style>
    <style:style style:name="T2" style:family="text">
      <style:text-properties officeooo:rsid="00ccef99"/>
    </style:style>
    <style:style style:name="T3" style:family="text">
      <style:text-properties officeooo:rsid="009406ed"/>
    </style:style>
    <style:style style:name="T4" style:family="text">
      <style:text-properties officeooo:rsid="00c8949f"/>
    </style:style>
    <style:style style:name="T5" style:family="text">
      <style:text-properties officeooo:rsid="00cfd973"/>
    </style:style>
    <style:style style:name="T6" style:family="text">
      <style:text-properties officeooo:rsid="00d090a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MIT <text:span text:style-name="T2">l</text:span>icense</text:h>
      <text:p text:style-name="P2">190<text:span text:style-name="T3">625</text:span>, updated <text:span text:style-name="T6">3.2</text:span>.20<text:span text:style-name="T6">20</text:span>/pekka</text:p>
      <text:p text:style-name="P1">Copyright (c) <text:span text:style-name="T6">2020</text:span> Pekka Lehtikoski</text:p>
      <text:p text:style-name="P1"/>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text:span text:style-name="T5">c</text:span>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20-02-04T20:34:05.003357311</dc:date>
    <meta:editing-duration>PT5H49M44S</meta:editing-duration>
    <meta:editing-cycles>167</meta:editing-cycles>
    <meta:generator>LibreOffice/6.2.4.2$Linux_X86_64 LibreOffice_project/20$Build-2</meta:generator>
    <meta:document-statistic meta:table-count="0" meta:image-count="0" meta:object-count="0" meta:page-count="1" meta:paragraph-count="6" meta:word-count="172" meta:character-count="1094" meta:non-whitespace-character-count="928"/>
  </office:meta>
</office:document-meta>
</file>